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38aa8a" officeooo:paragraph-rsid="0038aa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fo:font-weight="bold" officeooo:paragraph-rsid="0038aa8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38aa8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background-color="#dddddd" style:font-size-asian="12pt" style:font-size-complex="12pt"/>
    </style:style>
    <style:style style:name="P5" style:family="paragraph" style:parent-style-name="Standard">
      <style:text-properties officeooo:paragraph-rsid="008d3cda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fo:font-weight="bold" officeooo:paragraph-rsid="000d670f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Liberation Serif" fo:font-size="14pt" officeooo:paragraph-rsid="000d670f" style:font-size-asian="14pt" style:font-size-complex="14pt"/>
    </style:style>
    <style:style style:name="P9" style:family="paragraph" style:parent-style-name="Standard">
      <style:text-properties style:font-name="Liberation Serif" fo:font-size="12pt" officeooo:paragraph-rsid="000d670f" fo:background-color="#81d41a" style:font-size-asian="12pt" style:font-size-complex="12pt"/>
    </style:style>
    <style:style style:name="P10" style:family="paragraph" style:parent-style-name="Standard">
      <style:text-properties style:font-name="Liberation Serif" fo:font-size="14pt" officeooo:paragraph-rsid="001485fe" style:font-size-asian="14pt" style:font-size-complex="14pt"/>
    </style:style>
    <style:style style:name="P11" style:family="paragraph" style:parent-style-name="Standard">
      <style:text-properties style:font-name="Liberation Serif" fo:font-size="14pt" officeooo:paragraph-rsid="00157646" style:font-size-asian="14pt" style:font-size-complex="14pt"/>
    </style:style>
    <style:style style:name="P12" style:family="paragraph" style:parent-style-name="Preformatted_20_Text">
      <style:text-properties fo:font-size="14pt" officeooo:paragraph-rsid="000d670f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4bcd60" officeooo:paragraph-rsid="004bcd60" style:font-size-asian="14pt" style:font-size-complex="14pt"/>
    </style:style>
    <style:style style:name="P14" style:family="paragraph" style:parent-style-name="Standard">
      <style:text-properties style:font-name="Liberation Serif" fo:font-size="12pt" officeooo:rsid="004bcd60" officeooo:paragraph-rsid="004bcd60" fo:background-color="#81d41a" style:font-size-asian="12pt" style:font-size-complex="12pt"/>
    </style:style>
    <style:style style:name="P15" style:family="paragraph" style:parent-style-name="Standard">
      <style:text-properties style:font-name="Liberation Serif" fo:font-size="14pt" fo:font-weight="bold" officeooo:paragraph-rsid="000d670f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4pt" officeooo:rsid="0072a6d9" officeooo:paragraph-rsid="0072a6d9" style:font-size-asian="14pt" style:font-size-complex="14pt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text-properties style:font-name="Liberation Serif" fo:font-size="14pt" fo:language="en" fo:country="US" officeooo:rsid="005dc6e1" officeooo:paragraph-rsid="005dc6e1" style:font-size-asian="14pt" style:font-size-complex="14pt"/>
    </style:style>
    <style:style style:name="P19" style:family="paragraph" style:parent-style-name="Standard">
      <style:text-properties style:font-name="Liberation Serif" fo:font-size="14pt" fo:language="en" fo:country="US" officeooo:rsid="005c9e11" officeooo:paragraph-rsid="005c9e11" style:font-size-asian="14pt" style:font-size-complex="14pt"/>
    </style:style>
    <style:style style:name="P20" style:family="paragraph" style:parent-style-name="Standard">
      <style:text-properties style:font-name="Liberation Serif" fo:font-size="14pt" officeooo:paragraph-rsid="003e7ab0" style:font-size-asian="14pt" style:font-size-complex="14pt"/>
    </style:style>
    <style:style style:name="P21" style:family="paragraph" style:parent-style-name="Standard">
      <style:text-properties style:font-name="Liberation Serif" fo:font-size="12pt" officeooo:paragraph-rsid="003e7ab0" fo:background-color="#81d41a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6pt" fo:font-weight="bold" officeooo:paragraph-rsid="002de8f1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Liberation Serif" fo:font-size="14pt" officeooo:paragraph-rsid="002de8f1" style:font-size-asian="14pt" style:font-size-complex="14pt"/>
    </style:style>
    <style:style style:name="P24" style:family="paragraph" style:parent-style-name="Standard">
      <style:text-properties style:font-name="Liberation Serif" fo:font-size="14pt" fo:language="en" fo:country="US" officeooo:rsid="005b54ee" officeooo:paragraph-rsid="005b54ee" style:font-size-asian="14pt" style:font-size-complex="14pt"/>
    </style:style>
    <style:style style:name="P25" style:family="paragraph" style:parent-style-name="Standard">
      <style:text-properties fo:language="en" fo:country="US" officeooo:paragraph-rsid="0065cc2a"/>
    </style:style>
    <style:style style:name="P26" style:family="paragraph" style:parent-style-name="Standard">
      <style:text-properties style:font-name="Liberation Serif" fo:font-size="14pt" fo:language="en" fo:country="US" officeooo:rsid="00580cf2" officeooo:paragraph-rsid="00580cf2" style:font-size-asian="14pt" style:font-size-complex="14pt"/>
    </style:style>
    <style:style style:name="P27" style:family="paragraph" style:parent-style-name="Standard">
      <style:text-properties fo:language="en" fo:country="US" officeooo:paragraph-rsid="008072b6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6pt" fo:font-weight="bold" officeooo:paragraph-rsid="000d670f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Liberation Serif" fo:font-size="14pt" officeooo:paragraph-rsid="000d670f" fo:background-color="transparent" style:font-size-asian="12.25pt" style:font-size-complex="14pt"/>
    </style:style>
    <style:style style:name="P30" style:family="paragraph" style:parent-style-name="Standard">
      <style:text-properties style:font-name="Liberation Serif" fo:font-size="12pt" officeooo:paragraph-rsid="000d670f" fo:background-color="transparent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7798c0" officeooo:paragraph-rsid="007798c0" fo:background-color="transparent" style:font-size-asian="12pt" style:font-size-complex="12pt"/>
    </style:style>
    <style:style style:name="P32" style:family="paragraph" style:parent-style-name="Standard">
      <style:text-properties style:font-name="Liberation Serif" fo:font-size="14pt" officeooo:rsid="00402e56" officeooo:paragraph-rsid="00402e56" fo:background-color="transparent" style:font-size-asian="14pt" style:font-size-complex="14pt"/>
    </style:style>
    <style:style style:name="P33" style:family="paragraph" style:parent-style-name="Standard">
      <style:text-properties style:font-name="Liberation Serif" fo:font-size="14pt" officeooo:rsid="007798c0" officeooo:paragraph-rsid="007798c0" fo:background-color="transparent" style:font-size-asian="14pt" style:font-size-complex="14pt"/>
    </style:style>
    <style:style style:name="P34" style:family="paragraph" style:parent-style-name="Standard">
      <style:text-properties style:font-name="Liberation Serif" fo:font-size="14pt" officeooo:paragraph-rsid="000d670f" fo:background-color="transparent" style:font-size-asian="14pt" style:font-size-complex="14pt"/>
    </style:style>
    <style:style style:name="P35" style:family="paragraph" style:parent-style-name="Standard">
      <style:text-properties style:font-name="Liberation Serif" fo:font-size="14pt" officeooo:rsid="0049c1cb" officeooo:paragraph-rsid="0049c1cb" fo:background-color="transparent" style:font-size-asian="14pt" style:font-size-complex="14pt"/>
    </style:style>
    <style:style style:name="P36" style:family="paragraph" style:parent-style-name="Standard">
      <style:text-properties style:font-name="Liberation Serif" fo:font-size="14pt" officeooo:paragraph-rsid="0049c1cb" fo:background-color="transparent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officeooo:paragraph-rsid="0049c1cb" fo:background-color="#81d41a" style:font-size-asian="12pt" style:font-size-complex="12pt"/>
    </style:style>
    <style:style style:name="P38" style:family="paragraph" style:parent-style-name="Standard">
      <style:text-properties style:font-name="Liberation Serif" fo:font-size="14pt" officeooo:rsid="0049c1cb" officeooo:paragraph-rsid="0049c1cb" style:font-size-asian="14pt" style:font-size-complex="14pt"/>
    </style:style>
    <style:style style:name="P39" style:family="paragraph" style:parent-style-name="Standard">
      <style:text-properties style:font-name="Liberation Serif" fo:font-size="14pt" officeooo:rsid="0079bbfa" officeooo:paragraph-rsid="0079bbfa" style:font-size-asian="14pt" style:font-size-complex="14pt"/>
    </style:style>
    <style:style style:name="P40" style:family="paragraph" style:parent-style-name="Standard">
      <style:text-properties style:font-name="Liberation Serif" fo:font-size="14pt" fo:font-weight="normal" officeooo:paragraph-rsid="000d670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rsid="00683b7d" officeooo:paragraph-rsid="00683b7d" fo:background-color="transparent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Liberation Serif" fo:font-size="14pt" officeooo:rsid="00683b7d" officeooo:paragraph-rsid="00683b7d" fo:background-color="transparent" style:font-size-asian="14pt" style:font-size-complex="14pt"/>
    </style:style>
    <style:style style:name="P43" style:family="paragraph" style:parent-style-name="Standard">
      <style:text-properties style:font-name="Liberation Serif" fo:font-size="12pt" fo:language="en" fo:country="US" officeooo:rsid="00683b7d" officeooo:paragraph-rsid="00683b7d" fo:background-color="transparent" style:font-size-asian="12pt" style:font-size-complex="12pt"/>
    </style:style>
    <style:style style:name="T1" style:family="text">
      <style:text-properties officeooo:rsid="0038aa8a"/>
    </style:style>
    <style:style style:name="T2" style:family="text">
      <style:text-properties officeooo:rsid="000a3964"/>
    </style:style>
    <style:style style:name="T3" style:family="text">
      <style:text-properties fo:language="ru" fo:country="RU" officeooo:rsid="0047e0f3"/>
    </style:style>
    <style:style style:name="T4" style:family="text">
      <style:text-properties fo:background-color="#ff972f" loext:char-shading-value="0"/>
    </style:style>
    <style:style style:name="T5" style:family="text">
      <style:text-properties fo:language="en" fo:country="US" fo:background-color="#ff972f" loext:char-shading-value="0"/>
    </style:style>
    <style:style style:name="T6" style:family="text">
      <style:text-properties fo:language="ru" fo:country="RU" officeooo:rsid="008a1fe1" fo:background-color="#ff972f" loext:char-shading-value="0"/>
    </style:style>
    <style:style style:name="T7" style:family="text">
      <style:text-properties fo:language="en" fo:country="US" officeooo:rsid="007fb459" fo:background-color="#ff972f" loext:char-shading-value="0"/>
    </style:style>
    <style:style style:name="T8" style:family="text">
      <style:text-properties officeooo:rsid="008d3cda"/>
    </style:style>
    <style:style style:name="T9" style:family="text">
      <style:text-properties fo:language="en" fo:country="US" officeooo:rsid="008d3cda"/>
    </style:style>
    <style:style style:name="T10" style:family="text">
      <style:text-properties fo:language="ru" fo:country="RU" officeooo:rsid="008d3cda"/>
    </style:style>
    <style:style style:name="T11" style:family="text">
      <style:text-properties fo:language="ru" fo:country="RU" fo:font-weight="bold" officeooo:rsid="004bcd60" style:font-weight-asian="bold" style:font-weight-complex="bold"/>
    </style:style>
    <style:style style:name="T12" style:family="text">
      <style:text-properties fo:language="ru" fo:country="RU" officeooo:rsid="004bcd60"/>
    </style:style>
    <style:style style:name="T13" style:family="text">
      <style:text-properties fo:language="ru" fo:country="RU"/>
    </style:style>
    <style:style style:name="T14" style:family="text">
      <style:text-properties fo:language="en" fo:country="US" officeooo:rsid="001485fe"/>
    </style:style>
    <style:style style:name="T15" style:family="text">
      <style:text-properties fo:font-weight="bold" officeooo:rsid="004bcd60" style:font-weight-asian="bold" style:font-weight-complex="bold"/>
    </style:style>
    <style:style style:name="T16" style:family="text">
      <style:text-properties officeooo:rsid="004bcd60"/>
    </style:style>
    <style:style style:name="T17" style:family="text">
      <style:text-properties officeooo:rsid="00157646"/>
    </style:style>
    <style:style style:name="T18" style:family="text">
      <style:text-properties officeooo:rsid="001485fe"/>
    </style:style>
    <style:style style:name="T19" style:family="text">
      <style:text-properties officeooo:rsid="0016d8b3"/>
    </style:style>
    <style:style style:name="T20" style:family="text">
      <style:text-properties fo:font-style="normal" fo:background-color="#2a6099" loext:char-shading-value="0" style:font-style-asian="normal" style:font-style-complex="normal"/>
    </style:style>
    <style:style style:name="T21" style:family="text">
      <style:text-properties fo:language="ru" fo:country="RU" fo:font-style="normal" officeooo:rsid="008a1fe1" fo:background-color="#2a6099" loext:char-shading-value="0" style:font-style-asian="normal" style:font-style-complex="normal"/>
    </style:style>
    <style:style style:name="T22" style:family="text">
      <style:text-properties fo:font-style="normal" officeooo:rsid="008a1fe1" fo:background-color="#2a6099" loext:char-shading-value="0" style:font-style-asian="normal" style:font-style-complex="normal"/>
    </style:style>
    <style:style style:name="T23" style:family="text">
      <style:text-properties fo:language="en" fo:country="US" fo:font-style="normal" officeooo:rsid="007e22b7" fo:background-color="#2a6099" loext:char-shading-value="0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Liberation Serif" fo:font-size="12pt" fo:background-color="#81d41a" loext:char-shading-value="0" style:font-size-asian="12pt" style:font-size-complex="12pt"/>
    </style:style>
    <style:style style:name="T26" style:family="text">
      <style:text-properties fo:font-style="normal" fo:background-color="#ff972f" loext:char-shading-value="0" style:font-style-asian="normal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background-color="#2a6099" loext:char-shading-value="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fo:background-color="#ff972f" loext:char-shading-value="0" style:font-weight-asian="normal" style:font-weight-complex="normal"/>
    </style:style>
    <style:style style:name="T31" style:family="text">
      <style:text-properties officeooo:rsid="00759d3d"/>
    </style:style>
    <style:style style:name="T32" style:family="text">
      <style:text-properties fo:language="en" fo:country="US" fo:background-color="#2a6099" loext:char-shading-value="0"/>
    </style:style>
    <style:style style:name="T33" style:family="text">
      <style:text-properties fo:language="en" fo:country="US"/>
    </style:style>
    <style:style style:name="T34" style:family="text">
      <style:text-properties fo:language="ru" fo:country="RU" officeooo:rsid="0074734f"/>
    </style:style>
    <style:style style:name="T35" style:family="text">
      <style:text-properties officeooo:rsid="008e7b7e"/>
    </style:style>
    <style:style style:name="T36" style:family="text">
      <style:text-properties fo:background-color="transparent" loext:char-shading-value="0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language="en" fo:country="US" officeooo:rsid="008264af"/>
    </style:style>
    <style:style style:name="T39" style:family="text">
      <style:text-properties officeooo:rsid="0087966e"/>
    </style:style>
    <style:style style:name="T40" style:family="text">
      <style:text-properties officeooo:rsid="00843b13"/>
    </style:style>
    <style:style style:name="T41" style:family="text">
      <style:text-properties officeooo:rsid="002c59ce"/>
    </style:style>
    <style:style style:name="T42" style:family="text">
      <style:text-properties officeooo:rsid="008fd34d"/>
    </style:style>
    <style:style style:name="T43" style:family="text">
      <style:text-properties fo:font-weight="bold" officeooo:rsid="003e7ab0" style:font-weight-asian="bold" style:font-weight-complex="bold"/>
    </style:style>
    <style:style style:name="T44" style:family="text">
      <style:text-properties officeooo:rsid="002de8f1"/>
    </style:style>
    <style:style style:name="T45" style:family="text">
      <style:text-properties fo:color="#ff0000" loext:opacity="100%"/>
    </style:style>
    <style:style style:name="T46" style:family="text">
      <style:text-properties officeooo:rsid="002f0d92"/>
    </style:style>
    <style:style style:name="T47" style:family="text">
      <style:text-properties fo:language="ru" fo:country="RU" officeooo:rsid="005b54ee"/>
    </style:style>
    <style:style style:name="T48" style:family="text">
      <style:text-properties fo:language="ru" fo:country="RU" officeooo:rsid="00668927"/>
    </style:style>
    <style:style style:name="T49" style:family="text">
      <style:text-properties fo:language="en" fo:country="US" officeooo:rsid="005ef63e"/>
    </style:style>
    <style:style style:name="T50" style:family="text">
      <style:text-properties officeooo:rsid="0033783f"/>
    </style:style>
    <style:style style:name="T51" style:family="text">
      <style:text-properties officeooo:rsid="0060777c"/>
    </style:style>
    <style:style style:name="T52" style:family="text">
      <style:text-properties officeooo:rsid="00341fd7"/>
    </style:style>
    <style:style style:name="T53" style:family="text">
      <style:text-properties officeooo:rsid="008072b6"/>
    </style:style>
    <style:style style:name="T54" style:family="text">
      <style:text-properties fo:language="ru" fo:country="RU" officeooo:rsid="008072b6"/>
    </style:style>
    <style:style style:name="T55" style:family="text">
      <style:text-properties fo:language="ru" fo:country="RU" officeooo:rsid="008eb217"/>
    </style:style>
    <style:style style:name="T56" style:family="text">
      <style:text-properties fo:font-weight="bold" officeooo:rsid="00426c57" style:font-weight-asian="bold" style:font-weight-complex="bold"/>
    </style:style>
    <style:style style:name="T57" style:family="text">
      <style:text-properties officeooo:rsid="00426c57"/>
    </style:style>
    <style:style style:name="T58" style:family="text">
      <style:text-properties officeooo:rsid="00402e56"/>
    </style:style>
    <style:style style:name="T59" style:family="text">
      <style:text-properties fo:language="en" fo:country="US" fo:background-color="#ff8000" loext:char-shading-value="0"/>
    </style:style>
    <style:style style:name="T60" style:family="text">
      <style:text-properties fo:language="ru" fo:country="RU" officeooo:rsid="00884e51"/>
    </style:style>
    <style:style style:name="T61" style:family="text">
      <style:text-properties fo:language="ru" fo:country="RU" officeooo:rsid="007798c0"/>
    </style:style>
    <style:style style:name="T62" style:family="text">
      <style:text-properties fo:font-weight="normal" officeooo:rsid="00426c57" style:font-weight-asian="normal" style:font-weight-complex="normal"/>
    </style:style>
    <style:style style:name="T63" style:family="text">
      <style:text-properties fo:font-weight="normal" officeooo:rsid="0060777c" style:font-weight-asian="normal" style:font-weight-complex="normal"/>
    </style:style>
    <style:style style:name="T64" style:family="text">
      <style:text-properties fo:font-weight="bold" officeooo:rsid="0049c1cb" style:font-weight-asian="bold" style:font-weight-complex="bold"/>
    </style:style>
    <style:style style:name="T65" style:family="text">
      <style:text-properties fo:font-weight="normal" officeooo:rsid="0049c1cb" style:font-weight-asian="normal" style:font-weight-complex="normal"/>
    </style:style>
    <style:style style:name="T66" style:family="text">
      <style:text-properties officeooo:rsid="0036192e"/>
    </style:style>
    <style:style style:name="T67" style:family="text">
      <style:text-properties officeooo:rsid="008a1fe1" fo:background-color="#2a6099" loext:char-shading-value="0"/>
    </style:style>
    <style:style style:name="T68" style:family="text">
      <style:text-properties fo:language="en" fo:country="US" officeooo:rsid="007cd410" fo:background-color="#2a6099" loext:char-shading-value="0"/>
    </style:style>
    <style:style style:name="T69" style:family="text">
      <style:text-properties fo:language="en" fo:country="US" officeooo:rsid="008d3913"/>
    </style:style>
    <style:style style:name="T70" style:family="text">
      <style:text-properties fo:language="en" fo:country="US" officeooo:rsid="008c2956"/>
    </style:style>
    <style:style style:name="T71" style:family="text">
      <style:text-properties fo:language="ru" fo:country="RU" fo:background-color="#81d41a" loext:char-shading-value="0"/>
    </style:style>
    <style:style style:name="T72" style:family="text">
      <style:text-properties fo:language="ru" fo:country="RU" officeooo:rsid="006af24c"/>
    </style:style>
    <style:style style:name="T73" style:family="text">
      <style:text-properties officeooo:rsid="006af24c"/>
    </style:style>
    <style:style style:name="T74" style:family="text">
      <style:text-properties fo:language="en" fo:country="US" officeooo:rsid="006af24c"/>
    </style:style>
    <style:style style:name="T75" style:family="text">
      <style:text-properties fo:background-color="#81d4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496_2917736524"/><text:bookmark-start text:name="__DdeLink__1700_1379458100"/>СТРУКТУРА ПАПОК.</text:p>
      <text:p text:style-name="P2"/>
      <text:p text:style-name="P3"><text:span text:style-name="T1">П</text:span><text:span text:style-name="T2">ример </text:span><text:span text:style-name="T3">структуры</text:span><text:span text:style-name="T2">:</text:span> "<text:span text:style-name="T4">/root/firemq-deb-builder/</text:span><text:span text:style-name="T5">firemq-</text:span><text:span text:style-name="T6">дд</text:span><text:span text:style-name="T5">.</text:span><text:span text:style-name="T6">мм</text:span><text:span text:style-name="T5">.</text:span><text:span text:style-name="T6">гг</text:span><text:span text:style-name="T4">-</text:span><text:span text:style-name="T7">linux</text:span><text:span text:style-name="T4">-amd64</text:span>":</text:p>
      <text:p text:style-name="P4">~/firemq-deb-builder/firemq-template/</text:p>
      <text:p text:style-name="Standard">~/firemq-deb-builder/firemq-template/DEBIAN/ (тут файлы control, postinst "исполняемый", postrm "исполняемый", prerm "исполняемый")</text:p>
      <text:p text:style-name="P4">~/firemq-deb-builder/firemq-template/etc/firemq/certs/ (тут файлы сертификатов)</text:p>
      <text:p text:style-name="Standard">~/firemq-deb-builder/firemq-template/etc/firemq/config/ (тут конфиги)</text:p>
      <text:p text:style-name="P4">~/firemq-deb-builder/firemq-template/lib/systemd/system/ (тут файл "firemq.service")</text:p>
      <text:p text:style-name="Standard">~/firemq-deb-builder/firemq-template/opt/firemq/ (бинарные файлы "FiReMQ" и "ServerUpdater")</text:p>
      <text:p text:style-name="P4">~/firemq-deb-builder/firemq-template/usr/local/share/firemq/ (директории "data" и "7z")</text:p>
      <text:p text:style-name="P5">~/firemq-deb-builder/firemq-template/var/backups/firemq/Backup/ (тут будут создаваться бэкапы, <text:span text:style-name="T8">при полном удалении </text:span><text:span text:style-name="T9">firemq, </text:span><text:span text:style-name="T10">этот каталог НЕ удалится</text:span>)</text:p>
      <text:p text:style-name="P4">~/firemq-deb-builder/firemq-template/var/lib/firemq/ (тут будут создаваться директории с БД, загрузками и другими файлами "db", "Downloads", "Info_files")</text:p>
      <text:p text:style-name="Standard">~/firemq-deb-builder/firemq-template/var/log/firemq/ (тут будут создаваться логи)</text:p>
      <text:p text:style-name="P6"/>
      <text:p text:style-name="P6"/>
      <text:p text:style-name="P6"/>
      <text:p text:style-name="P6"/>
      <text:p text:style-name="P7">Шаг 1: ПОДГОТОВКА РАБОЧЕГО ПРОСТРАНСТВА</text:p>
      <text:p text:style-name="P8"/>
      <text:p text:style-name="P8"><text:span text:style-name="T11">1)</text:span><text:span text:style-name="T12"> </text:span><text:span text:style-name="T13">Созда</text:span><text:span text:style-name="T14">ё</text:span><text:span text:style-name="T13">м</text:span> главную директорию для сборки и переходим в неё:</text:p>
      <text:p text:style-name="P9">mkdir ~/firemq-deb-builder</text:p>
      <text:p text:style-name="P9">cd ~/firemq-deb-builder</text:p>
      <text:p text:style-name="P8"/>
      <text:p text:style-name="P8"/>
      <text:p text:style-name="P10"><text:span text:style-name="T15">2)</text:span><text:span text:style-name="T16"> </text:span>Создаём структуру пакета (имя-пакета_версия_архитектура):</text:p>
      <text:p text:style-name="P11"><text:span text:style-name="T17">Конечный </text:span><text:span text:style-name="T18">пакет будет </text:span><text:span text:style-name="T17">выглядеть вот так, </text:span><text:span text:style-name="T19">пример</text:span><text:span text:style-name="T17">:</text:span><text:span text:style-name="T18"> "</text:span><text:span text:style-name="T20">firemq-</text:span><text:span text:style-name="T21">дд</text:span><text:span text:style-name="T20">.</text:span><text:span text:style-name="T22">мм</text:span><text:span text:style-name="T20">.</text:span><text:span text:style-name="T22">гг</text:span><text:span text:style-name="T20">-</text:span><text:span text:style-name="T23">linux</text:span><text:span text:style-name="T20">-amd64</text:span><text:span text:style-name="T24">".</text:span></text:p>
      <text:p text:style-name="P8">Имя пакета: firemq (в нижнем регистре).</text:p>
      <text:p text:style-name="P8">Версия: 08.10.25 (в виде даты).</text:p>
      <text:p text:style-name="P8">Архитектура: amd64 (для 64-битных систем).</text:p>
      <text:p text:style-name="P12"><text:span text:style-name="Source_20_Text"><text:span text:style-name="T25">mkdir -p firemq-template</text:span></text:span></text:p>
      <text:p text:style-name="P8"/>
      <text:p text:style-name="P13">3) Устанавливаем утилиты для сборки (<text:span text:style-name="T24">выполняется один раз</text:span>):</text:p>
      <text:p text:style-name="P14">apt update</text:p>
      <text:p text:style-name="P14">apt install -y dpkg-dev build-essential lintian</text:p>
      <text:p text:style-name="P8"/>
      <text:p text:style-name="P8"/>
      <text:p text:style-name="P8"/>
      <text:p text:style-name="P8"/>
      <text:p text:style-name="P7">Шаг 2: РАЗМЕЩЕНИЕ ФАЙЛОВ ПРИЛОЖЕНИЯ</text:p>
      <text:p text:style-name="P8"/>
      <text:p text:style-name="P8">Внутри "<text:span text:style-name="T26">firemq-template/</text:span>" будет воссоздана точная копия того, как файлы должны быть расположены в корневой файловой системе (/).</text:p>
      <text:p text:style-name="P8"><text:soft-page-break/></text:p>
      <text:p text:style-name="P8"><text:span text:style-name="T27">1)</text:span> Исполняемые файлы "<text:span text:style-name="T4">/opt/firemq</text:span>" (это место для скомпилированных программ):</text:p>
      <text:p text:style-name="P8">Скопировать бинарники "<text:span text:style-name="T28">FiReMQ</text:span>" и "<text:span text:style-name="T28">ServerUpdater</text:span>" в эт<text:span text:style-name="T8">от каталог</text:span>.</text:p>
      <text:p text:style-name="P9">mkdir -p firemq-template/opt/firemq</text:p>
      <text:p text:style-name="P8"/>
      <text:p text:style-name="P8"/>
      <text:p text:style-name="P15"><text:span text:style-name="T27"/></text:p>
      <text:p text:style-name="P15">2)<text:span text:style-name="T29"> Файлы конфигурации и сертификатов "</text:span><text:span text:style-name="T30">/etc/firemq</text:span><text:span text:style-name="T29">" (здесь будут лежать конфиги):</text:span></text:p>
      <text:p text:style-name="P8">Скопировать <text:span text:style-name="T8">каталог</text:span> с правилами "<text:span text:style-name="T28">rules</text:span>", файлы "<text:span text:style-name="T28">crs-setup.conf</text:span>" и "<text:span text:style-name="T28">coraza.conf</text:span>" в <text:span text:style-name="T8">каталог</text:span> "<text:span text:style-name="T28">config</text:span>" <text:span text:style-name="T31">(остальные конфиги генерируются автоматически)</text:span>.</text:p>
      <text:p text:style-name="P16"><text:span text:style-name="T8">Каталог</text:span> "<text:span text:style-name="T32">certs</text:span>" <text:span text:style-name="T33">остаётся пустой, </text:span><text:span text:style-name="T13">там сгенерируются </text:span><text:span text:style-name="T34">с</text:span><text:span text:style-name="T13">ертификаты автоматически, при первом запуске </text:span><text:span text:style-name="T33">FiReMQ.</text:span></text:p>
      <text:p text:style-name="P9">mkdir -p firemq-template/etc/firemq/config</text:p>
      <text:p text:style-name="P9">mkdir -p firemq-template/etc/firemq/certs</text:p>
      <text:p text:style-name="P8"/>
      <text:p text:style-name="P8"/>
      <text:p text:style-name="P8"><text:span text:style-name="T27">3)</text:span> Веб-данные и утилита 7-Zip "<text:span text:style-name="T4">/usr/local/share/firemq</text:span>" (это место для архиватора и WEB интерфейса):</text:p>
      <text:p text:style-name="P8">Скопировать содержимое WEB файлов в <text:span text:style-name="T35">каталог</text:span> "<text:span text:style-name="T28">data</text:span>".</text:p>
      <text:p text:style-name="P8">Скопировать бинарный файл "<text:span text:style-name="T28">7zzs</text:span>"и файл лицензии "<text:span text:style-name="T28">License Linux '7zzs'.txt</text:span>" в <text:span text:style-name="T35">каталог</text:span> <text:span text:style-name="T36">"</text:span><text:span text:style-name="T28">7z</text:span><text:span text:style-name="T36">".</text:span></text:p>
      <text:p text:style-name="P9">mkdir -p firemq-template/usr/local/share/firemq/data</text:p>
      <text:p text:style-name="P9">mkdir -p firemq-template/usr/local/share/firemq/7z</text:p>
      <text:p text:style-name="P8"/>
      <text:p text:style-name="P8"/>
      <text:p text:style-name="P8"><text:span text:style-name="T27">4)</text:span><text:span text:style-name="T37"> </text:span>Директории для изменяемых данных "<text:span text:style-name="T4">/var/...</text:span>" (для записи бэкапов, БД, логов и т. д.), <text:span text:style-name="T38">они остаются путыми</text:span>:</text:p>
      <text:p text:style-name="P9"><text:bookmark-start text:name="__DdeLink__1648_2310475767"/>mkdir -p firemq-template/var/backups/firemq/Backup</text:p>
      <text:p text:style-name="P9">mkdir -p firemq-template/var/lib/firemq/db</text:p>
      <text:p text:style-name="P9">mkdir -p firemq-template/var/lib/firemq/Info_files</text:p>
      <text:p text:style-name="P9">mkdir -p firemq-template/var/lib/firemq/Downloads</text:p>
      <text:p text:style-name="P9">mkdir -p firemq-template/var/log/firemq<text:bookmark-end text:name="__DdeLink__1648_2310475767"/></text:p>
      <text:p text:style-name="P8"/>
      <text:p text:style-name="P15"/>
      <text:p text:style-name="P8"><text:span text:style-name="T27">5)</text:span> <text:span text:style-name="T39">Системный к</text:span><text:span text:style-name="T40">аталог для файлов</text:span> службы systemd "<text:span text:style-name="T4">/lib/systemd/system</text:span>":</text:p>
      <text:p text:style-name="P9">mkdir -p firemq-template/lib/systemd/system</text:p>
      <text:p text:style-name="P8"/>
      <text:p text:style-name="P8"/>
      <text:p text:style-name="P8"/>
      <text:p text:style-name="P8"><text:span text:style-name="T27">6)</text:span> Создаём файл службы "<text:span text:style-name="T28">firemq.service</text:span>":</text:p>
      <text:p text:style-name="P9">nano firemq-template/lib/systemd/system/firemq.service</text:p>
      <text:p text:style-name="P8"/>
      <text:p text:style-name="P8"><text:span text:style-name="T41">И</text:span> вставить содержимое:</text:p>
      <text:p text:style-name="P17">```</text:p>
      <text:p text:style-name="P17">[Unit]</text:p>
      <text:p text:style-name="P17"><text:soft-page-break/>Description=Служба FiReMQ (Файловая ретрансляция и MQTT)</text:p>
      <text:p text:style-name="P17">Documentation=https://gitflic.ru/project/otto/firemq</text:p>
      <text:p text:style-name="P17">After=network.target</text:p>
      <text:p text:style-name="P17"/>
      <text:p text:style-name="P17">[Service]</text:p>
      <text:p text:style-name="P17"># Запуск от имени пользователя и группы "firemq"</text:p>
      <text:p text:style-name="P17">User=firemq</text:p>
      <text:p text:style-name="P17">Group=firemq</text:p>
      <text:p text:style-name="P17">Type=simple</text:p>
      <text:p text:style-name="P17"/>
      <text:p text:style-name="P17"># Путь до "FiReMQ" и рабоч<text:span text:style-name="T10">ий каталог</text:span></text:p>
      <text:p text:style-name="P17">ExecStart=/opt/firemq/FiReMQ</text:p>
      <text:p text:style-name="P17">WorkingDirectory=/opt/firemq</text:p>
      <text:p text:style-name="P17"/>
      <text:p text:style-name="P17"># Режим остановки: не убивать дочерний процесс "ServerUpdater" основной программы "FiReMQ"</text:p>
      <text:p text:style-name="P17">KillMode=process</text:p>
      <text:p text:style-name="P17">TimeoutStopSec=45</text:p>
      <text:p text:style-name="P17"/>
      <text:p text:style-name="P17"># Политика перезапуска: всегда перезапускать при сбое (кроме явной остановки), в случае сбоя перезапуск через 5 сек.</text:p>
      <text:p text:style-name="P17">Restart=on-failure</text:p>
      <text:p text:style-name="P17">RestartSec=5</text:p>
      <text:p text:style-name="P17"/>
      <text:p text:style-name="P17"/>
      <text:p text:style-name="P17"># --- Меры безопасности systemd ---</text:p>
      <text:p text:style-name="P17"/>
      <text:p text:style-name="P17"># Запрет на повышение привилегий процессами сервиса</text:p>
      <text:p text:style-name="P17">NoNewPrivileges=yes</text:p>
      <text:p text:style-name="P17"/>
      <text:p text:style-name="P17"># Защита файловой системы: разрешить запись только в указанные директории</text:p>
      <text:p text:style-name="P17">ProtectSystem=strict</text:p>
      <text:p text:style-name="P17">ReadWritePaths=/etc/firemq /var/lib/firemq /var/backups/ /var/log/firemq /usr/local/share/firemq /opt/firemq /usr/share/doc/firemq</text:p>
      <text:p text:style-name="P17"/>
      <text:p text:style-name="P17"># Изоляция: приватная временная директория, защита домашней директории, приватные пользователи</text:p>
      <text:p text:style-name="P17">PrivateTmp=true</text:p>
      <text:p text:style-name="P17">ProtectHome=true</text:p>
      <text:p text:style-name="P17">PrivateUsers=true</text:p>
      <text:p text:style-name="P17"/>
      <text:p text:style-name="P17"># Разрешение на биндинг привилегированных портов</text:p>
      <text:p text:style-name="P17">CapabilityBoundingSet=CAP_NET_BIND_SERVICE</text:p>
      <text:p text:style-name="P17">AmbientCapabilities=CAP_NET_BIND_SERVICE</text:p>
      <text:p text:style-name="P17"/>
      <text:p text:style-name="P17"># Ограничение системных вызовов (только разрешенные для системных сервисов)</text:p>
      <text:p text:style-name="P17">SystemCallFilter=@system-service</text:p>
      <text:p text:style-name="P17">SystemCallErrorNumber=EPERM</text:p>
      <text:p text:style-name="P17"/>
      <text:p text:style-name="P17"># Ограничение сетевых протоколов: только Unix-сокеты, IPv4, IPv6</text:p>
      <text:p text:style-name="P17">RestrictAddressFamilies=AF_UNIX AF_INET AF_INET6</text:p>
      <text:p text:style-name="P17"/>
      <text:p text:style-name="P17"><text:soft-page-break/>[Install]</text:p>
      <text:p text:style-name="P17">WantedBy=multi-user.target</text:p>
      <text:p text:style-name="P17">```</text:p>
      <text:p text:style-name="P18"/>
      <text:p text:style-name="P8"/>
      <text:p text:style-name="P8"><text:span text:style-name="T27">7)</text:span> Создание директории для лицензии и журнала изменений:</text:p>
      <text:p text:style-name="P9">mkdir -p firemq-template/usr/share/doc/firemq</text:p>
      <text:p text:style-name="P8"/>
      <text:p text:style-name="P8"/>
      <text:p text:style-name="P8">Создаем файл с лицензией</text:p>
      <text:p text:style-name="P9">nano firemq-template/usr/share/doc/firemq/copyright</text:p>
      <text:p text:style-name="P8"/>
      <text:p text:style-name="P8">И вставляем в него:</text:p>
      <text:p text:style-name="P17">```</text:p>
      <text:p text:style-name="P17">MIT License</text:p>
      <text:p text:style-name="P17"/>
      <text:p text:style-name="P17">Copyright (c) 2025-<text:span text:style-name="T42">2026</text:span> Otto</text:p>
      <text:p text:style-name="P17"/>
      <text:p text:style-name="P17">Permission is hereby granted, free of charge, to any person obtaining a copy</text:p>
      <text:p text:style-name="P17">of this software and associated documentation files (the "Software"), to deal</text:p>
      <text:p text:style-name="P17">in the Software without restriction, including without limitation the rights</text:p>
      <text:p text:style-name="P17">to use, copy, modify, merge, publish, distribute, sublicense, and/or sell</text:p>
      <text:p text:style-name="P17">copies of the Software, and to permit persons to whom the Software is</text:p>
      <text:p text:style-name="P17">furnished to do so, subject to the following conditions:</text:p>
      <text:p text:style-name="P17"/>
      <text:p text:style-name="P17">The above copyright notice and this permission notice shall be included in all</text:p>
      <text:p text:style-name="P17">copies or substantial portions of the Software.</text:p>
      <text:p text:style-name="P17"/>
      <text:p text:style-name="P17">THE SOFTWARE IS PROVIDED "AS IS", WITHOUT WARRANTY OF ANY KIND, EXPRESS OR</text:p>
      <text:p text:style-name="P17">IMPLIED, INCLUDING BUT NOT LIMITED TO THE WARRANTIES OF MERCHANTABILITY,</text:p>
      <text:p text:style-name="P17">FITNESS FOR A PARTICULAR PURPOSE AND NONINFRINGEMENT. IN NO EVENT SHALL THE</text:p>
      <text:p text:style-name="P17">AUTHORS OR COPYRIGHT HOLDERS BE LIABLE FOR ANY CLAIM, DAMAGES OR OTHER</text:p>
      <text:p text:style-name="P17">LIABILITY, WHETHER IN AN ACTION OF CONTRACT, TORT OR OTHERWISE, ARISING FROM,</text:p>
      <text:p text:style-name="P17">OUT OF OR IN CONNECTION WITH THE SOFTWARE OR THE USE OR OTHER DEALINGS IN THE</text:p>
      <text:p text:style-name="P17">SOFTWARE.</text:p>
      <text:p text:style-name="P17">```</text:p>
      <text:p text:style-name="P19"/>
      <text:p text:style-name="P8"/>
      <text:p text:style-name="P20"><text:span text:style-name="T43">8</text:span><text:span text:style-name="T27">)</text:span> Делаем исполняемым основной файл FiReMQ:</text:p>
      <text:p text:style-name="P21">chmod 755 firemq-template/opt/firemq/FiReMQ</text:p>
      <text:p text:style-name="P8"/>
      <text:p text:style-name="P8"/>
      <text:p text:style-name="P8"/>
      <text:p text:style-name="P8"/>
      <text:p text:style-name="P22">Шаг 3: СОЗДАНИЕ УПРАВЛЯЮЩИХ ФАЙЛОВ</text:p>
      <text:p text:style-name="P23"/>
      <text:p text:style-name="P23"><text:span text:style-name="T44">В</text:span> <text:span text:style-name="T8">каталоге</text:span> DEBIAN <text:span text:style-name="T44">будут</text:span> инструкции для пакетного менеджера.</text:p>
      <text:p text:style-name="P8"><text:soft-page-break/>Создаём директорию DEBIAN:</text:p>
      <text:p text:style-name="P9">mkdir firemq-template/DEBIAN</text:p>
      <text:p text:style-name="P8"/>
      <text:p text:style-name="P8"/>
      <text:p text:style-name="P8"/>
      <text:p text:style-name="P8"><text:span text:style-name="T27">1)</text:span> Файл "<text:span text:style-name="T28">control</text:span>" (это "<text:span text:style-name="T45">паспорт</text:span>" пакета):</text:p>
      <text:p text:style-name="P8">Создаём файл "<text:span text:style-name="T28">control</text:span>":</text:p>
      <text:p text:style-name="P9">nano firemq-template/DEBIAN/control</text:p>
      <text:p text:style-name="P8"/>
      <text:p text:style-name="P8"><text:span text:style-name="T46">И</text:span> вставить содержимое:</text:p>
      <text:p text:style-name="P17">```</text:p>
      <text:p text:style-name="P17">Package: firemq</text:p>
      <text:p text:style-name="P17">Version: DUMMY_VERSION</text:p>
      <text:p text:style-name="P17">Architecture: amd64</text:p>
      <text:p text:style-name="P17">Maintainer: FiReMQ Otto &lt;otto@example.com&gt;</text:p>
      <text:p text:style-name="P17">Depends: adduser, systemd, pkexec, polkitd, openssl</text:p>
      <text:p text:style-name="P17">Section: net</text:p>
      <text:p text:style-name="P17">Priority: optional</text:p>
      <text:p text:style-name="P17">Description: Файловая ретрансляция по MQTT</text:p>
      <text:p text:style-name="P17">```</text:p>
      <text:p text:style-name="P24"/>
      <text:p text:style-name="P8"/>
      <text:p text:style-name="P8"><text:span text:style-name="T27">2)</text:span> Скрипт "<text:span text:style-name="T28">postinst</text:span>" (выполняется <text:span text:style-name="T45">ПОСЛЕ</text:span> установки файлов):</text:p>
      <text:p text:style-name="P8">Создаём пользователя и группу "<text:span text:style-name="T28">firemq</text:span>", директории, установка прав доступа, запуск службы.</text:p>
      <text:p text:style-name="P8">Создаём файл "<text:span text:style-name="T28">postinst</text:span>":</text:p>
      <text:p text:style-name="P9">nano firemq-template/DEBIAN/postinst</text:p>
      <text:p text:style-name="P8"/>
      <text:p text:style-name="P8"/>
      <text:p text:style-name="P8"><text:span text:style-name="T47">И</text:span> вставить содержимое:</text:p>
      <text:p text:style-name="P17">```</text:p>
      <text:p text:style-name="P17">#!/bin/bash</text:p>
      <text:p text:style-name="P17"/>
      <text:p text:style-name="P17"># Прекратить выполнение при любой ошибке</text:p>
      <text:p text:style-name="P17">set -e</text:p>
      <text:p text:style-name="P17"/>
      <text:p text:style-name="P17"># --- Определение цветов для вывода ---</text:p>
      <text:p text:style-name="P17">if tput setaf 1 &gt;&amp;/dev/null; then</text:p>
      <text:p text:style-name="P17"><text:s text:c="4"/>RED=$(tput setaf 1)</text:p>
      <text:p text:style-name="P17"><text:s text:c="4"/>GREEN=$(tput setaf 2)</text:p>
      <text:p text:style-name="P17"><text:s text:c="4"/>YELLOW=$(tput setaf 3)</text:p>
      <text:p text:style-name="P17"><text:s text:c="4"/>CYAN=$(tput setaf 6)</text:p>
      <text:p text:style-name="P17"><text:s text:c="4"/>BOLD=$(tput bold)</text:p>
      <text:p text:style-name="P17"><text:s text:c="4"/>NC=$(tput sgr0) # No Color (сброс)</text:p>
      <text:p text:style-name="P17">else</text:p>
      <text:p text:style-name="P17"><text:s text:c="4"/># Фолбэк, если tput недоступен</text:p>
      <text:p text:style-name="P17"><text:s text:c="4"/>RED='\033[0;31m'</text:p>
      <text:p text:style-name="P17"><text:soft-page-break/><text:s text:c="4"/>GREEN='\033[0;32m'</text:p>
      <text:p text:style-name="P17"><text:s text:c="4"/>YELLOW='\033[0;33m'</text:p>
      <text:p text:style-name="P17"><text:s text:c="4"/>CYAN='\033[0;36m'</text:p>
      <text:p text:style-name="P17"><text:s text:c="4"/>BOLD='\033[1m'</text:p>
      <text:p text:style-name="P17"><text:s text:c="4"/>NC='\033[0m'</text:p>
      <text:p text:style-name="P17">fi</text:p>
      <text:p text:style-name="P17"/>
      <text:p text:style-name="P17"># --- Стандартная настройка пользователя и директорий ---</text:p>
      <text:p text:style-name="P17"/>
      <text:p text:style-name="P17">if ! getent group firemq &gt;/dev/null; then</text:p>
      <text:p text:style-name="P17"><text:s text:c="4"/>addgroup --system firemq</text:p>
      <text:p text:style-name="P17"><text:s text:c="4"/>echo "Создана группа 'firemq'."</text:p>
      <text:p text:style-name="P17">fi</text:p>
      <text:p text:style-name="P17"/>
      <text:p text:style-name="P17">if ! getent passwd firemq &gt;/dev/null; then</text:p>
      <text:p text:style-name="P17"><text:s text:c="4"/>adduser --system --ingroup firemq --no-create-home --home /opt/firemq --shell /bin/false firemq</text:p>
      <text:p text:style-name="P17"><text:s text:c="4"/>echo "Создан пользователь 'firemq'."</text:p>
      <text:p text:style-name="P17">fi</text:p>
      <text:p text:style-name="P17"/>
      <text:p text:style-name="P17"># Создание директорий</text:p>
      <text:p text:style-name="P17">mkdir -p <text:bookmark-start text:name="__DdeLink__1367_3960414084"/>/etc/firemq/config<text:bookmark-end text:name="__DdeLink__1367_3960414084"/> /etc/firemq/certs</text:p>
      <text:p text:style-name="P17">mkdir -p /var/lib/firemq/db /var/lib/firemq/Info_files /var/lib/firemq/Downloads</text:p>
      <text:p text:style-name="P17">mkdir -p /var/backups/firemq/Backup</text:p>
      <text:p text:style-name="P17">mkdir -p /var/log/firemq</text:p>
      <text:p text:style-name="P17">mkdir -p /usr/local/share/firemq/data /usr/local/share/firemq/7z</text:p>
      <text:p text:style-name="P17"/>
      <text:p text:style-name="P17"># --- Интерактивная настройка FIREMQ_SAN ---</text:p>
      <text:p text:style-name="P17"/>
      <text:p text:style-name="P17">DROP_IN_DIR="/etc/systemd/system/firemq.service.d"</text:p>
      <text:p text:style-name="P17">OVERRIDE_FILE="${DROP_IN_DIR}/override.conf"</text:p>
      <text:p text:style-name="P17"/>
      <text:p text:style-name="P17">if [ "$1" = "configure" ]; then</text:p>
      <text:p text:style-name="P17"><text:s text:c="4"/># Первая установка</text:p>
      <text:p text:style-name="P17"><text:s text:c="4"/>if [ -z "$2" ]; then</text:p>
      <text:p text:style-name="P17"><text:s text:c="8"/>echo -e "${YELLOW}Выполняется первая настройка FiReMQ...${NC}"</text:p>
      <text:p text:style-name="P17"><text:s text:c="8"/>FIREMQ_SAN=""</text:p>
      <text:p text:style-name="P17"><text:s text:c="8"/>while [ -z "$FIREMQ_SAN" ]; do</text:p>
      <text:p text:style-name="P17"><text:s text:c="12"/>read -p "$(echo -e "${BOLD}${CYAN}Пожалуйста, введите публичный IP-адрес или домен для FiReMQ: ${NC}")" FIREMQ_SAN</text:p>
      <text:p text:style-name="P17"><text:s text:c="12"/>if [ -z "$FIREMQ_SAN" ]; then</text:p>
      <text:p text:style-name="P17"><text:s text:c="16"/>echo -e "${RED}Ошибка: это значение не может быть пустым. Пожалуйста, повторите ввод.${NC}"</text:p>
      <text:p text:style-name="P17"><text:s text:c="12"/>fi</text:p>
      <text:p text:style-name="P17"><text:s text:c="8"/>done</text:p>
      <text:p text:style-name="P17"/>
      <text:p text:style-name="P17"><text:s text:c="8"/>echo "Создание конфигурации systemd с FIREMQ_SAN=${FIREMQ_SAN}..."</text:p>
      <text:p text:style-name="P17"><text:s text:c="8"/>mkdir -p "$DROP_IN_DIR"</text:p>
      <text:p text:style-name="P17"><text:s text:c="8"/>cat &gt; "$OVERRIDE_FILE" &lt;&lt;EOF</text:p>
      <text:p text:style-name="P17">[Service]</text:p>
      <text:p text:style-name="P17">Environment="FIREMQ_SAN=${FIREMQ_SAN}"</text:p>
      <text:p text:style-name="P17"><text:soft-page-break/>EOF</text:p>
      <text:p text:style-name="P17"/>
      <text:p text:style-name="P17"><text:s text:c="4"/># Обновление</text:p>
      <text:p text:style-name="P17"><text:s text:c="4"/>else</text:p>
      <text:p text:style-name="P17"><text:s text:c="8"/>echo "Обновление FiReMQ... проверка существующей конфигурации."</text:p>
      <text:p text:style-name="P17"><text:s text:c="8"/>if [ -f "$OVERRIDE_FILE" ]; then</text:p>
      <text:p text:style-name="P17"><text:s text:c="12"/>echo -e "${GREEN}Существующая конфигурация FIREMQ_SAN найдена и будет сохранена.${NC}"</text:p>
      <text:p text:style-name="P17"><text:s text:c="8"/>else</text:p>
      <text:p text:style-name="P17"><text:s text:c="12"/>echo -e "${YELLOW}Внимание: конфигурация FIREMQ_SAN не найдена. Возможно, вы обновляетесь со старой версии.${NC}"</text:p>
      <text:p text:style-name="P17"><text:s text:c="12"/>echo -e "${YELLOW}Пожалуйста, создайте файл ${OVERRIDE_FILE} вручную или переустановите пакет.${NC}"</text:p>
      <text:p text:style-name="P17"><text:s text:c="8"/>fi</text:p>
      <text:p text:style-name="P17"><text:s text:c="4"/>fi</text:p>
      <text:p text:style-name="P17">fi</text:p>
      <text:p text:style-name="P17"/>
      <text:p text:style-name="P17"># --- Завершение установки ---</text:p>
      <text:p text:style-name="P17"/>
      <text:p text:style-name="P17"># Установка владельца для директорий</text:p>
      <text:p text:style-name="P17">chown -R firemq:firemq /var/lib/firemq</text:p>
      <text:p text:style-name="P17">chown -R firemq:firemq /var/log/firemq</text:p>
      <text:p text:style-name="P17">chown -R firemq:firemq /var/backups/firemq</text:p>
      <text:p text:style-name="P17">chown -R firemq:firemq /etc/firemq</text:p>
      <text:p text:style-name="P17">chown -R firemq:firemq /opt/firemq</text:p>
      <text:p text:style-name="P17">chown -R firemq:firemq /usr/local/share/firemq</text:p>
      <text:p text:style-name="P17">chown -R firemq:firemq /usr/share/doc/firemq</text:p>
      <text:p text:style-name="P17"/>
      <text:p text:style-name="P17"># Установка прав доступа</text:p>
      <text:p text:style-name="P17">chmod 750 /var/lib/firemq</text:p>
      <text:p text:style-name="P17">chmod 750 /var/log/firemq</text:p>
      <text:p text:style-name="P17">chmod 750 /var/backups/firemq /var/backups/firemq/Backup</text:p>
      <text:p text:style-name="P17">chmod 750 /etc/firemq</text:p>
      <text:p text:style-name="P17">chmod 750 /opt/firemq</text:p>
      <text:p text:style-name="P17">chmod 750 /usr/local/share/firemq</text:p>
      <text:p text:style-name="P17">chmod 750 /usr/share/doc/firemq</text:p>
      <text:p text:style-name="P17"/>
      <text:p text:style-name="P17"># Правило polkit</text:p>
      <text:p text:style-name="P17">mkdir -p /etc/polkit-1/rules.d</text:p>
      <text:p text:style-name="P17">cat &gt;/etc/polkit-1/rules.d/50-firemq-systemctl.rules &lt;&lt;'EOF'</text:p>
      <text:p text:style-name="P17">polkit.addRule(function(action, subject) {</text:p>
      <text:p text:style-name="P17"><text:s text:c="2"/>if (action.id == "org.freedesktop.systemd1.manage-units" &amp;&amp;</text:p>
      <text:p text:style-name="P17"><text:s text:c="6"/>subject.user == "firemq") {</text:p>
      <text:p text:style-name="P17"><text:s text:c="4"/>var verb = action.lookup("verb");</text:p>
      <text:p text:style-name="P17"><text:s text:c="4"/>var unit = action.lookup("unit");</text:p>
      <text:p text:style-name="P17"><text:s text:c="4"/>if ((verb == "start" || verb == "stop" || verb == "restart") &amp;&amp;</text:p>
      <text:p text:style-name="P17"><text:s text:c="8"/>unit == "firemq.service") {</text:p>
      <text:p text:style-name="P17"><text:s text:c="6"/>return polkit.Result.YES;</text:p>
      <text:p text:style-name="P17"><text:s text:c="4"/>}</text:p>
      <text:p text:style-name="P17"><text:s text:c="2"/>}</text:p>
      <text:p text:style-name="P17"><text:soft-page-break/>});</text:p>
      <text:p text:style-name="P17">EOF</text:p>
      <text:p text:style-name="P17">chown root:root /etc/polkit-1/rules.d/50-firemq-systemctl.rules</text:p>
      <text:p text:style-name="P17">chmod 0644 /etc/polkit-1/rules.d/50-firemq-systemctl.rules</text:p>
      <text:p text:style-name="P17"/>
      <text:p text:style-name="P17"># Перечитываем конфигурацию systemd, чтобы он "увидел" новый .service и .conf файлы</text:p>
      <text:p text:style-name="P17">systemctl daemon-reload</text:p>
      <text:p text:style-name="P17"/>
      <text:p text:style-name="P17"># Включаем автозапуск службы</text:p>
      <text:p text:style-name="P17">systemctl enable firemq.service</text:p>
      <text:p text:style-name="P17"/>
      <text:p text:style-name="P17"># Запускаем службу</text:p>
      <text:p text:style-name="P17">systemctl restart firemq.service</text:p>
      <text:p text:style-name="P17"/>
      <text:p text:style-name="P17">echo -e "${GREEN}Служба FiReMQ установлена и запущена.${NC}"</text:p>
      <text:p text:style-name="P17"/>
      <text:p text:style-name="P25">echo -e "${CYAN}Скопируйте из ${RED}/etc/firemq/certs${CYAN} клиентский сертификат ${RED}\"client-cert.pem\"${CYAN}, ключ ${RED}\"client-key.pem\"${CYAN} и серверный корневой сертификат ${RED}\"server-cacert.pem\"${CYAN} <text:span text:style-name="T48">для FiReAgent</text:span>.${NC}"</text:p>
      <text:p text:style-name="P17"/>
      <text:p text:style-name="P17">exit 0</text:p>
      <text:p text:style-name="P17">```</text:p>
      <text:p text:style-name="P24"/>
      <text:p text:style-name="P8"/>
      <text:p text:style-name="P8">Делаем<text:span text:style-name="T13"> </text:span><text:span text:style-name="T49">его</text:span><text:span text:style-name="T13"> </text:span>исполняемым:</text:p>
      <text:p text:style-name="P9">chmod 755 firemq-template/DEBIAN/postinst</text:p>
      <text:p text:style-name="P8"/>
      <text:p text:style-name="P8"/>
      <text:p text:style-name="P8"/>
      <text:p text:style-name="P8"><text:span text:style-name="T27">3)</text:span> Скрипт "<text:span text:style-name="T28">prerm</text:span>" (выполняется <text:span text:style-name="T45">ПЕРЕД</text:span> удалением файлов):</text:p>
      <text:p text:style-name="P8">Этот скрипт корректно остановит и отключит службу перед тем, как файлы пакета будут удалены.</text:p>
      <text:p text:style-name="P8">Создаём файл "<text:span text:style-name="T28">prerm</text:span>":</text:p>
      <text:p text:style-name="P9">nano firemq-template/DEBIAN/prerm</text:p>
      <text:p text:style-name="P8"/>
      <text:p text:style-name="P8"><text:span text:style-name="T50">И </text:span>вставить содержимое:</text:p>
      <text:p text:style-name="P17">```</text:p>
      <text:p text:style-name="P17">#!/bin/bash</text:p>
      <text:p text:style-name="P17"/>
      <text:p text:style-name="P17"># Прекратить выполнение при любой ошибке</text:p>
      <text:p text:style-name="P17">set -e</text:p>
      <text:p text:style-name="P17"/>
      <text:p text:style-name="P17"># Останавливаем службу перед удалением</text:p>
      <text:p text:style-name="P17">systemctl stop firemq.service || true</text:p>
      <text:p text:style-name="P17"/>
      <text:p text:style-name="P17"># Отключаем службу из автозапуска</text:p>
      <text:p text:style-name="P17">systemctl disable firemq.service || true</text:p>
      <text:p text:style-name="P17">```</text:p>
      <text:p text:style-name="P26"><text:soft-page-break/></text:p>
      <text:p text:style-name="P8"/>
      <text:p text:style-name="P8"/>
      <text:p text:style-name="P8">Делаем <text:span text:style-name="T51">его</text:span> исполняемым:</text:p>
      <text:p text:style-name="P9">chmod 755 firemq-template/DEBIAN/prerm</text:p>
      <text:p text:style-name="P8"/>
      <text:p text:style-name="P8"/>
      <text:p text:style-name="P8"/>
      <text:p text:style-name="P8"><text:span text:style-name="T27">4)</text:span> Скрипт "<text:span text:style-name="T28">postrm</text:span>" (выполняется <text:span text:style-name="T45">ПОСЛЕ</text:span> удаления файлов):</text:p>
      <text:p text:style-name="P8">Этот скрипт подчищает систему.</text:p>
      <text:p text:style-name="P8">Создаём файл "<text:span text:style-name="T28">postrm</text:span>":</text:p>
      <text:p text:style-name="P9">nano firemq-template/DEBIAN/postrm</text:p>
      <text:p text:style-name="P8"/>
      <text:p text:style-name="P8"><text:span text:style-name="T52">И</text:span> вставить содержимое:</text:p>
      <text:p text:style-name="P17">```</text:p>
      <text:p text:style-name="P17">#!/bin/bash</text:p>
      <text:p text:style-name="P17"/>
      <text:p text:style-name="P17"># Прекратить выполнение при любой ошибке</text:p>
      <text:p text:style-name="P17">set -e</text:p>
      <text:p text:style-name="P17"/>
      <text:p text:style-name="P17"># Этот блок выполнится только при ПОЛНОМ удалении пакета (команда purge)</text:p>
      <text:p text:style-name="P17">if [ "$1" = "purge" ]; then</text:p>
      <text:p text:style-name="P17"><text:s text:c="4"/>echo "Выполняется полная очистка FiReMQ..."</text:p>
      <text:p text:style-name="P17"><text:s text:c="4"/># Удаляем polkit-правило</text:p>
      <text:p text:style-name="P17"><text:s text:c="4"/>rm -f /etc/polkit-1/rules.d/50-firemq-systemctl.rules</text:p>
      <text:p text:style-name="P17"/>
      <text:p text:style-name="P17"><text:s text:c="4"/># Удаляем наш drop-in файл с переменной окружения</text:p>
      <text:p text:style-name="P17"><text:s text:c="4"/>rm -f /etc/systemd/system/firemq.service.d/override.conf</text:p>
      <text:p text:style-name="P17"><text:s text:c="4"/># Удаляем саму директорию, если она пуста</text:p>
      <text:p text:style-name="P17"><text:s text:c="4"/>rmdir --ignore-fail-on-non-empty /etc/systemd/system/firemq.service.d</text:p>
      <text:p text:style-name="P17"/>
      <text:p text:style-name="P17"><text:s text:c="4"/># Удаляем переопределение юнита (если есть)</text:p>
      <text:p text:style-name="P17"><text:s text:c="4"/>rm -f /etc/systemd/system/firemq.service</text:p>
      <text:p text:style-name="P17"/>
      <text:p text:style-name="P17"><text:s text:c="4"/># Удаляем каталоги с данными/конфигами <text:span text:style-name="T53">(</text:span><text:span text:style-name="T54">каталог </text:span><text:span text:style-name="T55">с</text:span><text:span text:style-name="T54"> </text:span><text:span text:style-name="T55">логами и </text:span><text:span text:style-name="T54">бэкапами НЕ удаляем</text:span><text:span text:style-name="T53">)</text:span></text:p>
      <text:p text:style-name="P27"><text:s text:c="4"/>rm -rf /etc/firemq /usr/local/share/firemq /var/lib/firemq</text:p>
      <text:p text:style-name="P17"/>
      <text:p text:style-name="P17"><text:s text:c="4"/># Удаляем пользователя и группу</text:p>
      <text:p text:style-name="P17"><text:s text:c="4"/>if getent passwd firemq &gt;/dev/null; then</text:p>
      <text:p text:style-name="P17"><text:s text:c="8"/>userdel firemq</text:p>
      <text:p text:style-name="P17"><text:s text:c="8"/>echo "Пользователь 'firemq' удален."</text:p>
      <text:p text:style-name="P17"><text:s text:c="4"/>fi</text:p>
      <text:p text:style-name="P17"><text:s text:c="4"/>if getent group firemq &gt;/dev/null; then</text:p>
      <text:p text:style-name="P17"><text:s text:c="8"/>groupdel firemq</text:p>
      <text:p text:style-name="P17"><text:s text:c="8"/>echo "Группа 'firemq' удалена."</text:p>
      <text:p text:style-name="P17"><text:s text:c="4"/>fi</text:p>
      <text:p text:style-name="P17"><text:s text:c="4"/>echo "Полная очистка FiReMQ завершена."</text:p>
      <text:p text:style-name="P17">fi</text:p>
      <text:p text:style-name="P17"><text:soft-page-break/></text:p>
      <text:p text:style-name="P17"># Обновляем конфигурацию systemd</text:p>
      <text:p text:style-name="P17">systemctl daemon-reload</text:p>
      <text:p text:style-name="P17"/>
      <text:p text:style-name="P17">exit 0</text:p>
      <text:p text:style-name="P17">```</text:p>
      <text:p text:style-name="P8"/>
      <text:p text:style-name="P8"/>
      <text:p text:style-name="P8">Делаем <text:span text:style-name="T51">его</text:span> исполняемым:</text:p>
      <text:p text:style-name="P9">chmod 755 firemq-template/DEBIAN/postrm</text:p>
      <text:p text:style-name="P8"/>
      <text:p text:style-name="P8"/>
      <text:p text:style-name="P8"/>
      <text:p text:style-name="P8"/>
      <text:p text:style-name="P28">Шаг 4: СОЗДАНИЕ СКРИПТА СБОРКИ И САМА СБОРКА</text:p>
      <text:p text:style-name="P8"/>
      <text:p text:style-name="P29"><text:span text:style-name="T56">1)</text:span><text:span text:style-name="T57"> </text:span><text:span text:style-name="T58">С</text:span>озда<text:span text:style-name="T58">ть</text:span> файл <text:span text:style-name="T28">build.sh</text:span> в директории "<text:span text:style-name="T4">~/firemq-deb-builder/</text:span>":</text:p>
      <text:p text:style-name="P9">nano ~/firemq-deb-builder/build.sh</text:p>
      <text:p text:style-name="P30"/>
      <text:p text:style-name="P31">В начале скрипта, чуть ниже меняем дату в строке "<text:span text:style-name="T59">VERSION=</text:span>".</text:p>
      <text:p text:style-name="P30"/>
      <text:p text:style-name="P32">И вставить содержимое:</text:p>
      <text:p text:style-name="P17">```</text:p>
      <text:p text:style-name="P17">#!/bin/bash</text:p>
      <text:p text:style-name="P17">set -e</text:p>
      <text:p text:style-name="P17"/>
      <text:p text:style-name="P17"># --- 1. НАСТРОЙКА ВЕРСИИ ---</text:p>
      <text:p text:style-name="P17">VERSION="<text:span text:style-name="T60">26</text:span>.1<text:span text:style-name="T61">1</text:span>.25"</text:p>
      <text:p text:style-name="P17"/>
      <text:p text:style-name="P17"/>
      <text:p text:style-name="P17"># --- 2. ПОДГОТОВКА ---</text:p>
      <text:p text:style-name="P17">ARCH="amd64"</text:p>
      <text:p text:style-name="P17">TEMPLATE_DIR="firemq-template"</text:p>
      <text:p text:style-name="P17">BUILD_DIR="firemq_${VERSION}-linux-${ARCH}"</text:p>
      <text:p text:style-name="P17"/>
      <text:p text:style-name="P17">echo "--- Начало сборки пакета ${BUILD_DIR} ---"</text:p>
      <text:p text:style-name="P17"/>
      <text:p text:style-name="P17"># Очистка от предыдущих сборок</text:p>
      <text:p text:style-name="P17">rm -rf "${BUILD_DIR}"</text:p>
      <text:p text:style-name="P17">rm -f "${BUILD_DIR}.deb"</text:p>
      <text:p text:style-name="P17"/>
      <text:p text:style-name="P17"># Копирование шаблона в рабочую директорию с версией</text:p>
      <text:p text:style-name="P17">echo "Создание рабочей директории ${BUILD_DIR}..."</text:p>
      <text:p text:style-name="P17">cp -r "${TEMPLATE_DIR}" "${BUILD_DIR}"</text:p>
      <text:p text:style-name="P17"/>
      <text:p text:style-name="P17"># --- 3. ДИНАМИЧЕСКАЯ ГЕНЕРАЦИЯ ФАЙЛОВ ---</text:p>
      <text:p text:style-name="P17"/>
      <text:p text:style-name="P17"># Обновление версии в файле control</text:p>
      <text:p text:style-name="P17"><text:soft-page-break/>echo "Обновление версии в DEBIAN/control..."</text:p>
      <text:p text:style-name="P17">sed -i "s/DUMMY_VERSION/${VERSION}/g" "${BUILD_DIR}/DEBIAN/control"</text:p>
      <text:p text:style-name="P17"/>
      <text:p text:style-name="P17"># Создаем и сжимаем changelog (дата генерируется автоматически)</text:p>
      <text:p text:style-name="P17">echo "Создание changelog.gz…"</text:p>
      <text:p text:style-name="P17"/>
      <text:p text:style-name="P17"># Преобразуем ДД.ММ.ГГ из VERSION в ГГГГ-ММ-ДД</text:p>
      <text:p text:style-name="P17">FORMATTED_DATE=$(echo ${VERSION} | awk -F. '{print "20" $3 "-" $2 "-" $1}')</text:p>
      <text:p text:style-name="P17"/>
      <text:p text:style-name="P17"># Генерируем дату в формате RFC с указанием времени</text:p>
      <text:p text:style-name="P17">RFC_DATE=$(date -d "${FORMATTED_DATE} 17:00:00" -R)</text:p>
      <text:p text:style-name="P17"/>
      <text:p text:style-name="P17">CHANGELOG_CONTENT="firemq (${VERSION}) unstable; urgency=medium\n\n <text:s/>* Все изменения на GitFlic &lt;https://gitflic.ru/project/otto/firemq/release&gt; или GutHub &lt;https://github.com/Otto17/FiReMQ/releases&gt;.\n\n -- FiReMQ Otto &lt;otto@example.com&gt; <text:s/>${RFC_DATE}"</text:p>
      <text:p text:style-name="P17">echo -e "${CHANGELOG_CONTENT}" &gt; changelog</text:p>
      <text:p text:style-name="P17"/>
      <text:p text:style-name="P17">gzip -9n changelog</text:p>
      <text:p text:style-name="P17">mv changelog.gz "${BUILD_DIR}/usr/share/doc/firemq/changelog.gz"</text:p>
      <text:p text:style-name="P17"/>
      <text:p text:style-name="P17"># --- 4. ФИНАЛИЗАЦИЯ И СБОРКА ---</text:p>
      <text:p text:style-name="P17"/>
      <text:p text:style-name="P17"># Делаем исполняемым основной файл FiReMQ</text:p>
      <text:p text:style-name="P17"># (Предполагается, что вы уже скопировали его в firemq-template/opt/firemq/)</text:p>
      <text:p text:style-name="P17">chmod 755 "${BUILD_DIR}/opt/firemq/FiReMQ"</text:p>
      <text:p text:style-name="P17"/>
      <text:p text:style-name="P17"># Сборка пакета</text:p>
      <text:p text:style-name="P17">echo "Сборка DEB пакета..."</text:p>
      <text:p text:style-name="P17">dpkg-deb --build "${BUILD_DIR}"</text:p>
      <text:p text:style-name="P17"/>
      <text:p text:style-name="P17"># --- 5. ОЧИСТКА ---</text:p>
      <text:p text:style-name="P17">echo "Очистка временной сборочной директории..."</text:p>
      <text:p text:style-name="P17">rm -rf "${BUILD_DIR}"</text:p>
      <text:p text:style-name="P17"/>
      <text:p text:style-name="P17">echo ""</text:p>
      <text:p text:style-name="P17">echo "--- Сборка успешно завершена: ${BUILD_DIR}.deb ---"</text:p>
      <text:p text:style-name="P17">```</text:p>
      <text:p text:style-name="P33"/>
      <text:p text:style-name="P34"/>
      <text:p text:style-name="P34"><text:span text:style-name="Strong_20_Emphasis"><text:span text:style-name="T56">2)</text:span></text:span><text:span text:style-name="Strong_20_Emphasis"><text:span text:style-name="T62"> Делаем</text:span></text:span><text:span text:style-name="Strong_20_Emphasis"><text:span text:style-name="T29"> </text:span></text:span><text:span text:style-name="Strong_20_Emphasis"><text:span text:style-name="T63">его</text:span></text:span><text:span text:style-name="Strong_20_Emphasis"><text:span text:style-name="T29"> исполняемым:</text:span></text:span><text:span text:style-name="T29"> </text:span></text:p>
      <text:p text:style-name="P9">chmod +x ~/firemq-deb-builder/build.sh</text:p>
      <text:p text:style-name="P34"/>
      <text:p text:style-name="P35"/>
      <text:p text:style-name="P36"><text:span text:style-name="Strong_20_Emphasis"><text:span text:style-name="T64">3</text:span></text:span><text:span text:style-name="Strong_20_Emphasis"><text:span text:style-name="T56">)</text:span></text:span><text:span text:style-name="Strong_20_Emphasis"><text:span text:style-name="T62"> </text:span></text:span><text:span text:style-name="Strong_20_Emphasis"><text:span text:style-name="T65">Компилируем</text:span></text:span><text:span text:style-name="Strong_20_Emphasis"><text:span text:style-name="T29">:</text:span></text:span><text:span text:style-name="T29"> </text:span></text:p>
      <text:p text:style-name="P37">./build.sh</text:p>
      <text:p text:style-name="P38"/>
      <text:p text:style-name="P38"/>
      <text:p text:style-name="P8">Если всё прошло без ошибок, в текущей директории (<text:span text:style-name="T4">~/firemq-deb-builder/</text:span>) появится готовый файл, <text:span text:style-name="T66">например с таким названием</text:span>: <text:span text:style-name="T28">firemq-</text:span><text:span text:style-name="T67">дд</text:span><text:span text:style-name="T28">.</text:span><text:span text:style-name="T67">мм</text:span><text:span text:style-name="T28">.</text:span><text:span text:style-name="T67">гг</text:span><text:span text:style-name="T28">-</text:span><text:span text:style-name="T68">linux</text:span><text:span text:style-name="T28">-amd64.deb</text:span>.</text:p>
      <text:p text:style-name="P39"><text:soft-page-break/></text:p>
      <text:p text:style-name="P8"/>
      <text:p text:style-name="P8"/>
      <text:p text:style-name="P8"/>
      <text:p text:style-name="P28">Шаг 5: ПРОВЕРКА И ТЕСТИРОВАНИЕ</text:p>
      <text:p text:style-name="P8"/>
      <text:p text:style-name="P8"><text:span text:style-name="T27">1)</text:span> Проверка пакета на ошибки (<text:span text:style-name="T24">не обязательно</text:span>):</text:p>
      <text:p text:style-name="P8">Утилита lintian проверит пакет на соответствие стандартам Debian</text:p>
      <text:p text:style-name="P9">lintian ./firemq<text:span text:style-name="T69">_</text:span>*-linux-amd64.deb</text:p>
      <text:p text:style-name="P8"/>
      <text:p text:style-name="P40"/>
      <text:p text:style-name="P8"><text:span text:style-name="T27">2)</text:span> Установка собранного пакета:</text:p>
      <text:p text:style-name="P9">apt install ./firemq<text:span text:style-name="T70">_</text:span>*-linux-amd64.deb</text:p>
      <text:p text:style-name="P8"/>
      <text:p text:style-name="P8"/>
      <text:p text:style-name="P8"><text:span text:style-name="T27">3)</text:span> Проверка работы FiReMQ:</text:p>
      <text:p text:style-name="P8">Проверяем, что служба запущена и работает.</text:p>
      <text:p text:style-name="P9">systemctl status firemq</text:p>
      <text:p text:style-name="P8"/>
      <text:p text:style-name="P8">Смотрим логи службы в реальном времени.</text:p>
      <text:p text:style-name="P9">journalctl -u firemq -f</text:p>
      <text:p text:style-name="P8"/>
      <text:p text:style-name="P15"/>
      <text:p text:style-name="P8"><text:span text:style-name="T27">4)</text:span> Проверка удаления FiReMQ:</text:p>
      <text:p text:style-name="P8">Обычное удаление (оставляет конфиги, БД и т. д.).</text:p>
      <text:p text:style-name="P9">apt remove firemq</text:p>
      <text:p text:style-name="P8"/>
      <text:p text:style-name="P8">Полное удаление (удаляет все директории <text:span text:style-name="T28">firemq</text:span>).</text:p>
      <text:p text:style-name="P9">apt purge firemq</text:p>
      <text:p text:style-name="P8"/>
      <text:p text:style-name="P8">Проверьте, что файл polkit удалён и каталогов нет.</text:p>
      <text:p text:style-name="P9">test ! -f /etc/polkit-1/rules.d/50-firemq-systemctl.rules &amp;&amp; echo OK<text:bookmark-end text:name="__DdeLink__1700_1379458100"/></text:p>
      <text:p text:style-name="P34"/>
      <text:p text:style-name="P34"/>
      <text:p text:style-name="P34"/>
      <text:p text:style-name="P34"/>
      <text:p text:style-name="P41">ПРИМЕЧАНИЕ</text:p>
      <text:p text:style-name="P34"/>
      <text:p text:style-name="P42">Если потребуется изменить переменную окружения "<text:span text:style-name="T28">FIREMQ_SAN</text:span>", <text:span text:style-name="T13">то можно выполнить в терминале "</text:span><text:span text:style-name="T71">sudo systemctl edit firemq.service</text:span><text:span text:style-name="T13">", </text:span><text:span text:style-name="T72">исправив</text:span><text:span text:style-name="T13"> в строке:</text:span></text:p>
      <text:p text:style-name="P43">```</text:p>
      <text:p text:style-name="P43">[Service]</text:p>
      <text:p text:style-name="P43">Environment="FIREMQ_SAN=77.77.77.77"</text:p>
      <text:p text:style-name="P43">```</text:p>
      <text:p text:style-name="P42"><text:soft-page-break/><text:span text:style-name="T33">IP</text:span>-адрес или домен на нужный, затем сохранить <text:span text:style-name="T73">файл </text:span>и выполнить <text:s/><text:span text:style-name="T73">перезапуск демона и </text:span><text:span text:style-name="T74">firemq </text:span>"<text:span text:style-name="T75">sudo systemctl daemon-reload &amp;&amp; sudo systemctl restart firemq.service</text:span>".<text:bookmark-end text:name="__DdeLink__1496_29177365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8cm" fo:margin-right="1.21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11:55:28.225120300</meta:creation-date>
    <dc:date>2026-01-08T13:13:05.869693500</dc:date>
    <meta:editing-duration>PT7H37M38S</meta:editing-duration>
    <meta:editing-cycles>127</meta:editing-cycles>
    <meta:generator>LibreOffice/25.8.4.2$Windows_X86_64 LibreOffice_project/290daaa01b999472f0c7a3890eb6a550fd74c6df</meta:generator>
    <meta:document-statistic meta:table-count="0" meta:image-count="0" meta:object-count="0" meta:page-count="13" meta:paragraph-count="386" meta:word-count="1816" meta:character-count="16029" meta:non-whitespace-character-count="14200"/>
  </office:meta>
</office:document-meta>
</file>